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7" draw:layer="layout" svg:width="4.5cm" svg:height="2cm" svg:x="12.5cm" svg:y="8.5cm">
          <text:p text:style-name="P1">Architectural</text:p>
          <text:p text:style-name="P1">simulator</text:p>
        </draw:rect>
        <draw:rect draw:style-name="gr1" draw:text-style-name="P1" draw:id="id3" draw:layer="layout" svg:width="4.5cm" svg:height="2cm" svg:x="2.3cm" svg:y="3.8cm">
          <text:p text:style-name="P1">Architectural</text:p>
          <text:p text:style-name="P1">model</text:p>
        </draw:rect>
        <draw:rect draw:style-name="gr1" draw:text-style-name="P1" draw:id="id2" draw:layer="layout" svg:width="4.5cm" svg:height="2cm" svg:x="7.3cm" svg:y="2.5cm">
          <text:p text:style-name="P1">Test</text:p>
          <text:p text:style-name="P1">template</text:p>
        </draw:rect>
        <draw:rect draw:style-name="gr1" draw:text-style-name="P1" draw:id="id4" draw:layer="layout" svg:width="3.7cm" svg:height="2cm" svg:x="12.3cm" svg:y="3.8cm">
          <text:p text:style-name="P1">Testing</text:p>
          <text:p text:style-name="P1">knowledge</text:p>
        </draw:rect>
        <draw:rect draw:style-name="gr1" draw:text-style-name="P1" draw:id="id5" draw:layer="layout" svg:width="4cm" svg:height="2cm" svg:x="2cm" svg:y="8.5cm">
          <text:p text:style-name="P1">constraints</text:p>
          <text:p text:style-name="P1">solver</text:p>
        </draw:rect>
        <draw:custom-shape draw:style-name="gr2" draw:text-style-name="P1" draw:id="id1" draw:layer="layout" svg:width="3cm" svg:height="2cm" svg:x="8cm" svg:y="8.5cm">
          <text:p text:style-name="P1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5cm" svg:y1="8.5cm" svg:x2="9.55cm" svg:y2="4.5cm" draw:start-shape="id1" draw:start-glue-point="0" draw:end-shape="id2" draw:end-glue-point="2" svg:d="m9500 8500v-2000h50v-2000">
          <text:p text:style-name="P1">1</text:p>
        </draw:connector>
        <draw:connector draw:style-name="gr3" draw:text-style-name="P1" draw:layer="layout" svg:x1="9.5cm" svg:y1="8.5cm" svg:x2="4.55cm" svg:y2="5.8cm" draw:start-shape="id1" draw:start-glue-point="0" draw:end-shape="id3" draw:end-glue-point="2" svg:d="m9500 8500v-1350h-4950v-1350">
          <text:p text:style-name="P1">1</text:p>
        </draw:connector>
        <draw:connector draw:style-name="gr3" draw:text-style-name="P1" draw:layer="layout" svg:x1="9.5cm" svg:y1="8.5cm" svg:x2="14.15cm" svg:y2="5.8cm" draw:start-shape="id1" draw:start-glue-point="0" draw:end-shape="id4" svg:d="m9500 8500v-1350h4650v-1350">
          <text:p text:style-name="P1">1</text:p>
        </draw:connector>
        <draw:connector draw:style-name="gr3" draw:text-style-name="P1" draw:layer="layout" svg:x1="8cm" svg:y1="9.5cm" svg:x2="6cm" svg:y2="9.5cm" draw:start-shape="id1" draw:start-glue-point="3" draw:end-shape="id5" draw:end-glue-point="1" svg:d="m8000 9500h-2000">
          <text:p text:style-name="P1">2</text:p>
        </draw:connector>
        <draw:rect draw:style-name="gr1" draw:text-style-name="P1" draw:id="id6" draw:layer="layout" svg:width="4.5cm" svg:height="2cm" svg:x="4.5cm" svg:y="12cm">
          <text:p text:style-name="P1">Test</text:p>
          <text:p text:style-name="P1">program</text:p>
        </draw:rect>
        <draw:connector draw:style-name="gr3" draw:text-style-name="P1" draw:layer="layout" svg:x1="9.5cm" svg:y1="10.5cm" svg:x2="6.75cm" svg:y2="12cm" draw:start-shape="id1" draw:start-glue-point="2" draw:end-shape="id6" svg:d="m9500 10500v751h-2750v749">
          <text:p text:style-name="P1">3</text:p>
        </draw:connector>
        <draw:connector draw:style-name="gr3" draw:text-style-name="P1" draw:layer="layout" svg:x1="11cm" svg:y1="9.5cm" svg:x2="12.5cm" svg:y2="9.5cm" draw:start-shape="id1" draw:start-glue-point="1" draw:end-shape="id7" svg:d="m11000 9500h1500">
          <text:p text:style-name="P1">4</text:p>
        </draw:connector>
        <draw:connector draw:style-name="gr4" draw:text-style-name="P1" draw:layer="layout" svg:x1="9.5cm" svg:y1="8.5cm" svg:x2="14.75cm" svg:y2="8.5cm" draw:start-shape="id1" draw:start-glue-point="0" draw:end-shape="id7" draw:end-glue-point="0" svg:d="m9500 8500v-500h5250v500">
          <text:p/>
        </draw:connector>
        <draw:rect draw:style-name="gr1" draw:text-style-name="P1" draw:id="id8" draw:layer="layout" svg:width="4.5cm" svg:height="2cm" svg:x="10cm" svg:y="12cm">
          <text:p text:style-name="P1">initial state</text:p>
        </draw:rect>
        <draw:connector draw:style-name="gr3" draw:text-style-name="P1" draw:layer="layout" svg:x1="9.5cm" svg:y1="10.5cm" svg:x2="12.25cm" svg:y2="12cm" draw:start-shape="id1" draw:start-glue-point="2" draw:end-shape="id8" svg:d="m9500 10500v751h2750v749">
          <text:p text:style-name="P1">3</text:p>
        </draw:connector>
        <draw:rect draw:style-name="gr1" draw:text-style-name="P1" draw:id="id11" draw:layer="layout" svg:width="3.8cm" svg:height="2cm" svg:x="19.2cm" svg:y="3.8cm">
          <text:p text:style-name="P1">описание</text:p>
          <text:p text:style-name="P1">инструкции</text:p>
        </draw:rect>
        <draw:rect draw:style-name="gr1" draw:text-style-name="P1" draw:id="id10" draw:layer="layout" svg:width="4.5cm" svg:height="2cm" svg:x="23.5cm" svg:y="2.5cm">
          <text:p text:style-name="P1">тестовый</text:p>
          <text:p text:style-name="P1">шаблон</text:p>
        </draw:rect>
        <draw:rect draw:style-name="gr1" draw:text-style-name="P1" draw:id="id12" draw:layer="layout" svg:width="3.5cm" svg:height="2cm" svg:x="19.2cm" svg:y="8.5cm">
          <text:p text:style-name="P1">constraints</text:p>
          <text:p text:style-name="P1">solver</text:p>
        </draw:rect>
        <draw:custom-shape draw:style-name="gr2" draw:text-style-name="P1" draw:id="id9" draw:layer="layout" svg:width="3cm" svg:height="2cm" svg:x="24.2cm" svg:y="8.5cm">
          <text:p text:style-name="P1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5.7cm" svg:y1="8.5cm" svg:x2="25.75cm" svg:y2="4.5cm" draw:start-shape="id9" draw:start-glue-point="0" draw:end-shape="id10" draw:end-glue-point="2" svg:d="m25700 8500v-2000h50v-2000">
          <text:p text:style-name="P1">1</text:p>
        </draw:connector>
        <draw:connector draw:style-name="gr3" draw:text-style-name="P1" draw:layer="layout" svg:x1="25.7cm" svg:y1="8.5cm" svg:x2="21.1cm" svg:y2="5.8cm" draw:start-shape="id9" draw:start-glue-point="0" draw:end-shape="id11" draw:end-glue-point="2" svg:d="m25700 8500v-1350h-4600v-1350">
          <text:p text:style-name="P1">1</text:p>
        </draw:connector>
        <draw:connector draw:style-name="gr3" draw:text-style-name="P1" draw:layer="layout" svg:x1="24.2cm" svg:y1="9.5cm" svg:x2="22.7cm" svg:y2="9.5cm" draw:start-shape="id9" draw:start-glue-point="3" draw:end-shape="id12" draw:end-glue-point="1" svg:d="m24200 9500h-1500">
          <text:p text:style-name="P1">2</text:p>
        </draw:connector>
        <draw:rect draw:style-name="gr1" draw:text-style-name="P1" draw:id="id13" draw:layer="layout" svg:width="4.5cm" svg:height="2cm" svg:x="23.4cm" svg:y="12cm">
          <text:p text:style-name="P1">тестовая</text:p>
          <text:p text:style-name="P1">программа</text:p>
        </draw:rect>
        <draw:connector draw:style-name="gr3" draw:text-style-name="P1" draw:layer="layout" svg:x1="25.7cm" svg:y1="10.5cm" svg:x2="25.65cm" svg:y2="12cm" draw:start-shape="id9" draw:start-glue-point="2" draw:end-shape="id13" svg:d="m25700 10500v751h-50v749">
          <text:p text:style-name="P1">3</text:p>
        </draw:connector>
        <draw:line draw:style-name="gr5" draw:text-style-name="P1" draw:layer="layout" svg:x1="18cm" svg:y1="1.8cm" svg:x2="18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2T15:21:37.40</meta:creation-date>
    <dc:date>2010-03-12T16:45:34.64</dc:date>
    <dc:creator>Ivan Ivanov</dc:creator>
    <meta:editing-duration>PT00H37M37S</meta:editing-duration>
    <meta:editing-cycles>6</meta:editing-cycles>
    <meta:generator>OpenOffice.org/3.0$Win32 OpenOffice.org_project/300m9$Build-9358</meta:generator>
    <meta:printed-by>Ivan Ivanov</meta:printed-by>
    <meta:print-date>2010-03-12T15:44:20.30</meta:print-date>
    <meta:document-statistic meta:object-count="26"/>
  </office:meta>
</office:document-meta>
</file>